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ntarell" svg:font-family="Cantarell" style:font-pitch="variable"/>
    <style:font-face style:name="Comfortaa" svg:font-family="Comfortaa" style:font-pitch="variable"/>
    <style:font-face style:name="PakType Naskh Basic" svg:font-family="'PakType Naskh Bas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xygen-Sans" svg:font-family="Oxygen-Sans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8.997cm" table:align="left"/>
    </style:style>
    <style:style style:name="Table1.A" style:family="table-column">
      <style:table-column-properties style:column-width="4.895cm"/>
    </style:style>
    <style:style style:name="Table1.B" style:family="table-column">
      <style:table-column-properties style:column-width="7.911cm"/>
    </style:style>
    <style:style style:name="Table1.C" style:family="table-column">
      <style:table-column-properties style:column-width="6.19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8.997cm" table:align="left"/>
    </style:style>
    <style:style style:name="Table2.A" style:family="table-column">
      <style:table-column-properties style:column-width="4.895cm"/>
    </style:style>
    <style:style style:name="Table2.B" style:family="table-column">
      <style:table-column-properties style:column-width="7.911cm"/>
    </style:style>
    <style:style style:name="Table2.C" style:family="table-column">
      <style:table-column-properties style:column-width="6.19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PakType Naskh Basic" fo:font-size="13pt" fo:font-style="italic" fo:font-weight="normal" officeooo:rsid="000a37f2" officeooo:paragraph-rsid="000a37f2" style:font-size-asian="13pt" style:font-style-asian="italic" style:font-weight-asian="normal" style:font-size-complex="13pt" style:font-style-complex="italic" style:font-weight-complex="normal"/>
    </style:style>
    <style:style style:name="P2" style:family="paragraph" style:parent-style-name="Standard" style:master-page-name="">
      <loext:graphic-properties draw:fill="none"/>
      <style:paragraph-properties fo:margin-left="-0.7cm" fo:margin-right="-0.6cm" fo:text-align="center" style:justify-single-word="false" fo:text-indent="0cm" style:auto-text-indent="false" style:page-number="auto" fo:background-color="transparent"/>
      <style:text-properties style:font-name="PakType Naskh Basic" fo:font-size="14pt" fo:font-weight="bold" officeooo:rsid="00096da6" officeooo:paragraph-rsid="00096da6" style:font-size-asian="14pt" style:font-weight-asian="bold" style:font-size-complex="14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PakType Naskh Basic" fo:font-size="13pt" fo:font-weight="bold" officeooo:rsid="000ad14f" officeooo:paragraph-rsid="000ad14f" style:font-size-asian="13pt" style:font-weight-asian="bold" style:font-size-complex="13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PakType Naskh Basic" fo:font-size="13pt" officeooo:rsid="000ad14f" officeooo:paragraph-rsid="000ad14f" style:font-size-asian="13pt" style:font-size-complex="13pt"/>
    </style:style>
    <style:style style:name="P5" style:family="paragraph" style:parent-style-name="Standard">
      <style:paragraph-properties fo:text-align="start" style:justify-single-word="false"/>
      <style:text-properties style:text-position="0% 100%" style:font-name="PakType Naskh Basic" fo:font-size="14pt" fo:font-style="normal" fo:font-weight="bold" officeooo:rsid="000a37f2" officeooo:paragraph-rsid="000a37f2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text-align="justify" style:justify-single-word="false"/>
      <style:text-properties style:text-position="0% 100%" style:font-name="PakType Naskh Basic" fo:font-size="14pt" fo:font-style="normal" fo:font-weight="bold" officeooo:rsid="000ad14f" officeooo:paragraph-rsid="000ad14f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text-align="justify" style:justify-single-word="false"/>
      <style:text-properties style:text-position="0% 100%" style:font-name="PakType Naskh Basic" fo:font-size="14pt" fo:font-style="normal" fo:font-weight="bold" officeooo:rsid="000c9c5c" officeooo:paragraph-rsid="000c9c5c" style:font-size-asian="12.25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text-align="justify" style:justify-single-word="false"/>
      <style:text-properties style:text-position="0% 100%" style:font-name="PakType Naskh Basic" fo:font-size="14pt" fo:font-style="normal" fo:font-weight="bold" officeooo:rsid="000d5773" officeooo:paragraph-rsid="00170382" style:font-size-asian="12.25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text-align="justify" style:justify-single-word="false"/>
      <style:text-properties style:text-position="0% 100%" style:font-name="PakType Naskh Basic" fo:font-size="14pt" fo:font-style="normal" fo:font-weight="bold" officeooo:rsid="0019b5c8" officeooo:paragraph-rsid="0019b5c8" style:font-size-asian="12.25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text-position="0% 100%" style:font-name="PakType Naskh Basic" fo:font-size="9pt" fo:font-style="normal" fo:font-weight="normal" officeooo:rsid="000ad14f" officeooo:paragraph-rsid="000a37f2" style:font-size-asian="7.84999990463257pt" style:font-style-asian="normal" style:font-weight-asian="normal" style:font-size-complex="9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text-position="0% 100%" style:font-name="PakType Naskh Basic" fo:font-size="9pt" fo:font-style="normal" fo:font-weight="bold" officeooo:rsid="000ad14f" officeooo:paragraph-rsid="000ad14f" style:font-size-asian="7.84999990463257pt" style:font-style-asian="normal" style:font-weight-asian="bold" style:font-size-complex="9pt" style:font-style-complex="normal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text-position="0% 100%" style:font-name="PakType Naskh Basic" fo:font-size="9pt" fo:font-style="normal" fo:font-weight="bold" officeooo:rsid="000ad14f" officeooo:paragraph-rsid="0014b90a" style:font-size-asian="7.84999990463257pt" style:font-style-asian="normal" style:font-weight-asian="bold" style:font-size-complex="9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style:text-position="0% 100%" style:font-name="PakType Naskh Basic" fo:font-size="13pt" fo:font-style="normal" fo:font-weight="normal" officeooo:rsid="000c9c5c" officeooo:paragraph-rsid="000c9c5c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position="0% 100%" style:font-name="PakType Naskh Basic" fo:font-size="12pt" fo:font-style="normal" fo:font-weight="normal" officeooo:rsid="000c9c5c" officeooo:paragraph-rsid="000c9c5c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text-position="0% 100%" style:font-name="PakType Naskh Basic" fo:font-size="12pt" fo:font-style="normal" fo:font-weight="bold" officeooo:rsid="0014b90a" officeooo:paragraph-rsid="0014b90a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text-properties style:text-position="0% 100%" style:font-name="PakType Naskh Basic" fo:font-size="12pt" fo:font-style="normal" fo:font-weight="bold" officeooo:rsid="000d5773" officeooo:paragraph-rsid="0018e848" style:font-size-asian="10.5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PakType Naskh Basic" fo:font-size="14pt" fo:font-style="normal" fo:font-weight="normal" officeooo:rsid="0015874e" officeooo:paragraph-rsid="001bc2ae" style:font-size-asian="12.25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PakType Naskh Basic" fo:font-size="12pt" fo:font-style="normal" fo:font-weight="normal" officeooo:rsid="000c9c5c" officeooo:paragraph-rsid="000c9c5c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3pt" officeooo:paragraph-rsid="000fa014" style:font-size-asian="13pt" style:font-size-complex="13pt"/>
    </style:style>
    <style:style style:name="P20" style:family="paragraph" style:parent-style-name="Standard">
      <style:text-properties officeooo:paragraph-rsid="0018e848"/>
    </style:style>
    <style:style style:name="P21" style:family="paragraph" style:parent-style-name="Standard">
      <style:text-properties officeooo:paragraph-rsid="001bc2ae"/>
    </style:style>
    <style:style style:name="P22" style:family="paragraph" style:parent-style-name="Table_20_Contents">
      <style:paragraph-properties fo:text-align="center" style:justify-single-word="false"/>
      <style:text-properties style:font-name="PakType Naskh Basic" fo:font-size="13pt" fo:font-weight="bold" officeooo:rsid="000ad14f" officeooo:paragraph-rsid="0014b90a" style:font-size-asian="13pt" style:font-weight-asian="bold" style:font-size-complex="13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PakType Naskh Basic" fo:font-size="13pt" officeooo:rsid="000ad14f" officeooo:paragraph-rsid="000ad14f" style:font-size-asian="13pt" style:font-size-complex="13pt"/>
    </style:style>
    <style:style style:name="P24" style:family="paragraph" style:parent-style-name="Table_20_Contents">
      <style:paragraph-properties fo:text-align="center" style:justify-single-word="false"/>
      <style:text-properties style:font-name="PakType Naskh Basic" fo:font-size="13pt" officeooo:rsid="000ad14f" officeooo:paragraph-rsid="0014b90a" style:font-size-asian="13pt" style:font-size-complex="13pt"/>
    </style:style>
    <style:style style:name="P25" style:family="paragraph" style:parent-style-name="Table_20_Contents">
      <style:paragraph-properties fo:text-align="center" style:justify-single-word="false"/>
      <style:text-properties style:font-name="PakType Naskh Basic" fo:font-size="13pt" officeooo:rsid="000ad14f" officeooo:paragraph-rsid="0015874e" style:font-size-asian="13pt" style:font-size-complex="13pt"/>
    </style:style>
    <style:style style:name="P26" style:family="paragraph" style:parent-style-name="Table_20_Contents">
      <style:paragraph-properties fo:text-align="center" style:justify-single-word="false"/>
      <style:text-properties style:font-name="PakType Naskh Basic" fo:font-size="13pt" officeooo:rsid="0015874e" officeooo:paragraph-rsid="0015874e" style:font-size-asian="13pt" style:font-size-complex="13pt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0fa014"/>
    </style:style>
    <style:style style:name="T3" style:family="text">
      <style:text-properties style:text-position="super 58%" style:font-name="PakType Naskh Basic" fo:font-size="13pt" fo:font-style="normal" fo:font-weight="normal" officeooo:rsid="0018e848" style:font-size-asian="11.3500003814697pt" style:font-style-asian="normal" style:font-weight-asian="normal" style:font-size-complex="13pt" style:font-style-complex="normal" style:font-weight-complex="normal"/>
    </style:style>
    <style:style style:name="T4" style:family="text">
      <style:text-properties style:text-position="super 58%" style:font-name="PakType Naskh Basic" fo:font-size="13pt" fo:font-style="normal" fo:font-weight="normal" officeooo:rsid="001bc2ae" style:font-size-asian="11.3500003814697pt" style:font-style-asian="normal" style:font-weight-asian="normal" style:font-size-complex="13pt" style:font-style-complex="normal" style:font-weight-complex="normal"/>
    </style:style>
    <style:style style:name="T5" style:family="text">
      <style:text-properties style:text-position="super 58%" fo:font-size="13pt" officeooo:rsid="0018e848" style:font-size-asian="11.3500003814697pt" style:font-size-complex="13pt"/>
    </style:style>
    <style:style style:name="T6" style:family="text">
      <style:text-properties style:text-position="super 58%" fo:font-size="13pt" officeooo:rsid="001bc2ae" style:font-size-asian="11.3500003814697pt" style:font-size-complex="13pt"/>
    </style:style>
    <style:style style:name="T7" style:family="text">
      <style:text-properties style:text-position="0% 100%"/>
    </style:style>
    <style:style style:name="T8" style:family="text">
      <style:text-properties style:text-position="0% 100%" officeooo:rsid="000fa014"/>
    </style:style>
    <style:style style:name="T9" style:family="text">
      <style:text-properties style:text-position="0% 100%" style:font-name="PakType Naskh Basic" fo:font-style="normal" fo:font-weight="normal" officeooo:rsid="000fa014" style:font-style-asian="normal" style:font-weight-asian="normal" style:font-style-complex="normal" style:font-weight-complex="normal"/>
    </style:style>
    <style:style style:name="T10" style:family="text">
      <style:text-properties style:text-position="0% 100%" style:font-name="PakType Naskh Basic" fo:font-style="normal" fo:font-weight="normal" officeooo:rsid="000a37f2" style:font-style-asian="normal" style:font-weight-asian="normal" style:font-style-complex="normal" style:font-weight-complex="normal"/>
    </style:style>
    <style:style style:name="T11" style:family="text">
      <style:text-properties style:text-position="0% 100%" style:font-name="PakType Naskh Basic" fo:font-style="normal" fo:font-weight="normal" officeooo:rsid="0014b90a" style:font-style-asian="normal" style:font-weight-asian="normal" style:font-style-complex="normal" style:font-weight-complex="normal"/>
    </style:style>
    <style:style style:name="T12" style:family="text">
      <style:text-properties style:text-position="0% 100%" style:font-name="PakType Naskh Basic" fo:font-style="normal" fo:font-weight="normal" officeooo:rsid="0012bfff" style:font-style-asian="normal" style:font-weight-asian="normal" style:font-style-complex="normal" style:font-weight-complex="normal"/>
    </style:style>
    <style:style style:name="T13" style:family="text">
      <style:text-properties style:text-position="0% 100%" style:font-name="PakType Naskh Basic" fo:font-style="normal" fo:font-weight="normal" officeooo:rsid="0010de8c" style:font-style-asian="normal" style:font-weight-asian="normal" style:font-style-complex="normal" style:font-weight-complex="normal"/>
    </style:style>
    <style:style style:name="T14" style:family="text">
      <style:text-properties style:text-position="0% 100%" style:font-name="PakType Naskh Basic" fo:font-style="normal" fo:font-weight="bold" officeooo:rsid="000fa014" style:font-style-asian="normal" style:font-weight-asian="bold" style:font-style-complex="normal" style:font-weight-complex="bold"/>
    </style:style>
    <style:style style:name="T15" style:family="text">
      <style:text-properties style:text-position="0% 100%" style:font-name="PakType Naskh Basic" fo:font-size="13pt" fo:font-style="normal" fo:font-weight="normal" officeooo:rsid="00170382" style:font-size-asian="11.3500003814697pt" style:font-style-asian="normal" style:font-weight-asian="normal" style:font-size-complex="13pt" style:font-style-complex="normal" style:font-weight-complex="normal"/>
    </style:style>
    <style:style style:name="T16" style:family="text">
      <style:text-properties style:text-position="0% 100%" style:font-name="PakType Naskh Basic" fo:font-size="13pt" fo:font-style="normal" fo:font-weight="normal" officeooo:rsid="0018e848" style:font-size-asian="11.3500003814697pt" style:font-style-asian="normal" style:font-weight-asian="normal" style:font-size-complex="13pt" style:font-style-complex="normal" style:font-weight-complex="normal"/>
    </style:style>
    <style:style style:name="T17" style:family="text">
      <style:text-properties style:text-position="0% 100%" style:font-name="PakType Naskh Basic" fo:font-size="13pt" fo:font-style="normal" fo:font-weight="normal" officeooo:rsid="0019b5c8" style:font-size-asian="11.3500003814697pt" style:font-style-asian="normal" style:font-weight-asian="normal" style:font-size-complex="13pt" style:font-style-complex="normal" style:font-weight-complex="normal"/>
    </style:style>
    <style:style style:name="T18" style:family="text">
      <style:text-properties style:text-position="0% 100%" style:font-name="PakType Naskh Basic" fo:font-size="13pt" fo:font-style="normal" fo:font-weight="normal" officeooo:rsid="001c13ce" style:font-size-asian="11.3500003814697pt" style:font-style-asian="normal" style:font-weight-asian="normal" style:font-size-complex="13pt" style:font-style-complex="normal" style:font-weight-complex="normal"/>
    </style:style>
    <style:style style:name="T19" style:family="text">
      <style:text-properties style:text-position="0% 100%" style:font-name="PakType Naskh Basic" fo:font-size="13pt" fo:font-style="normal" fo:font-weight="normal" officeooo:rsid="001cb55a" style:font-size-asian="11.3500003814697pt" style:font-style-asian="normal" style:font-weight-asian="normal" style:font-size-complex="13pt" style:font-style-complex="normal" style:font-weight-complex="normal"/>
    </style:style>
    <style:style style:name="T20" style:family="text">
      <style:text-properties style:text-position="0% 100%" style:font-name="PakType Naskh Basic" fo:font-size="13pt" fo:font-style="normal" fo:font-weight="normal" officeooo:rsid="001cf4d6" style:font-size-asian="11.3500003814697pt" style:font-style-asian="normal" style:font-weight-asian="normal" style:font-size-complex="13pt" style:font-style-complex="normal" style:font-weight-complex="normal"/>
    </style:style>
    <style:style style:name="T21" style:family="text">
      <style:text-properties style:text-position="0% 100%" style:font-name="PakType Naskh Basic" fo:font-size="13pt" fo:font-style="normal" fo:font-weight="normal" officeooo:rsid="001bc2ae" style:font-size-asian="11.3500003814697pt" style:font-style-asian="normal" style:font-weight-asian="normal" style:font-size-complex="13pt" style:font-style-complex="normal" style:font-weight-complex="normal"/>
    </style:style>
    <style:style style:name="T22" style:family="text">
      <style:text-properties style:text-position="0% 100%" style:font-name="PakType Naskh Basic" fo:font-size="13pt" fo:font-style="normal" fo:font-weight="normal" officeooo:rsid="001ed5e0" style:font-size-asian="11.3500003814697pt" style:font-style-asian="normal" style:font-weight-asian="normal" style:font-size-complex="13pt" style:font-style-complex="normal" style:font-weight-complex="normal"/>
    </style:style>
    <style:style style:name="T23" style:family="text">
      <style:text-properties style:text-position="0% 100%" style:font-name="PakType Naskh Basic" fo:font-size="13pt" fo:font-style="normal" fo:font-weight="normal" officeooo:rsid="0022334c" style:font-size-asian="11.3500003814697pt" style:font-style-asian="normal" style:font-weight-asian="normal" style:font-size-complex="13pt" style:font-style-complex="normal" style:font-weight-complex="normal"/>
    </style:style>
    <style:style style:name="T24" style:family="text">
      <style:text-properties style:text-position="0% 100%" fo:font-size="13pt" style:font-size-asian="13pt" style:font-size-complex="13pt"/>
    </style:style>
    <style:style style:name="T25" style:family="text">
      <style:text-properties style:text-position="0% 100%" fo:font-size="13pt" officeooo:rsid="000d5773" style:font-size-asian="13pt" style:font-size-complex="13pt"/>
    </style:style>
    <style:style style:name="T26" style:family="text">
      <style:text-properties style:text-position="0% 100%" fo:font-size="13pt" officeooo:rsid="00170382" style:font-size-asian="13pt" style:font-size-complex="13pt"/>
    </style:style>
    <style:style style:name="T27" style:family="text">
      <style:text-properties style:text-position="0% 100%" fo:font-size="13pt" officeooo:rsid="0019b5c8" style:font-size-asian="13pt" style:font-size-complex="13pt"/>
    </style:style>
    <style:style style:name="T28" style:family="text">
      <style:text-properties officeooo:rsid="000fa014"/>
    </style:style>
    <style:style style:name="T29" style:family="text">
      <style:text-properties officeooo:rsid="0015874e"/>
    </style:style>
    <style:style style:name="T30" style:family="text">
      <style:text-properties style:font-name="PakType Naskh Basic" fo:font-size="13pt" style:font-size-asian="13pt" style:font-size-complex="13pt"/>
    </style:style>
    <style:style style:name="T31" style:family="text">
      <style:text-properties style:font-name="PakType Naskh Basic" fo:font-size="13pt" officeooo:rsid="001bc2ae" style:font-size-asian="13pt" style:font-size-complex="13pt"/>
    </style:style>
    <style:style style:name="T32" style:family="text">
      <style:text-properties fo:color="#0000ff" style:font-name="PakType Naskh Basic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33" style:family="text">
      <style:text-properties fo:color="#0000ff" style:font-name="PakType Naskh Basic" fo:font-size="10pt" style:text-underline-style="solid" style:text-underline-width="auto" style:text-underline-color="font-color" fo:font-weight="bold" officeooo:rsid="001bc2ae" style:font-size-asian="10pt" style:font-weight-asian="bold" style:font-size-complex="10pt" style:font-weight-complex="bold"/>
    </style:style>
    <text:list-style style:name="L1">
      <text:list-level-style-bullet text:level="1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2">
      <text:list-level-style-bullet text:level="1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puter System Administration 2 – Python Weekly Report <text:span text:style-name="T28">2</text:span></text:p>
      <text:p text:style-name="P1">Date: Sunday <text:span text:style-name="T28">12</text:span><text:span text:style-name="T1">th <text:s/></text:span><text:span text:style-name="T8">February</text:span><text:span text:style-name="T2"> </text:span><text:span text:style-name="T7"><text:s/>2017</text:span></text:p>
      <text:p text:style-name="P5">What I did:</text:p>
      <text:p text:style-name="P19"><text:span text:style-name="T9">Last </text:span><text:span text:style-name="T10">week I wrote an echo client to connect to an echo server on the local machine </text:span><text:span text:style-name="T9">using the </text:span><text:bookmark-start text:name="__DdeLink__119_410323215"/><text:span text:style-name="T10">‘</text:span><text:span text:style-name="T14">openbsd-inetd</text:span><text:span text:style-name="T9">’</text:span><text:bookmark-end text:name="__DdeLink__119_410323215"/><text:span text:style-name="T9"> package on Ubuntu Linux or </text:span><text:span text:style-name="T10">‘</text:span><text:span text:style-name="T14">xinetd</text:span><text:span text:style-name="T9">’ on Fedora Linux which I used</text:span><text:span text:style-name="T10">. </text:span><text:span text:style-name="T9">This week instead of relying on the </text:span><text:span text:style-name="T11">provided echo</text:span><text:span text:style-name="T9"> server, I wrote my own </text:span><text:span text:style-name="T12">echo</text:span><text:span text:style-name="T9"> </text:span><text:span text:style-name="T13">server using Python and the sockets library. </text:span><text:span text:style-name="T11">I also improved</text:span><text:span text:style-name="T13"> my existing </text:span><text:span text:style-name="T12">echo client’</text:span><text:span text:style-name="T11">s code.</text:span></text:p>
      <text:p text:style-name="P10"/>
      <text:p text:style-name="P6"><text:bookmark-start text:name="__DdeLink__18_1534333671"/>Specification Table<text:bookmark-end text:name="__DdeLink__18_1534333671"/></text:p>
      <text:p text:style-name="P15"><text:bookmark-start text:name="__DdeLink__123_410323215"/>echo_client.py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Inputs</text:p>
          </table:table-cell>
          <table:table-cell table:style-name="Table1.A1" office:value-type="string">
            <text:p text:style-name="P3">Processing</text:p>
          </table:table-cell>
          <table:table-cell table:style-name="Table1.C1" office:value-type="string">
            <text:p text:style-name="P3">Outputs</text:p>
          </table:table-cell>
        </table:table-row>
        <table:table-row>
          <table:table-cell table:style-name="Table1.A2" office:value-type="string">
            <text:p text:style-name="P4">message</text:p>
          </table:table-cell>
          <table:table-cell table:style-name="Table1.A2" office:value-type="string">
            <text:p text:style-name="P4">Input message</text:p>
            <text:p text:style-name="P4"><text:span text:style-name="T29">Encode</text:span> message</text:p>
            <text:p text:style-name="P4">Send encoded message to server</text:p>
            <text:p text:style-name="P25"><text:span text:style-name="T29">Decode reply</text:span> message <text:span text:style-name="T29">from server</text:span></text:p>
          </table:table-cell>
          <table:table-cell table:style-name="Table1.C2" office:value-type="string">
            <text:p text:style-name="P26">Print reply from the server</text:p>
          </table:table-cell>
        </table:table-row>
      </table:table>
      <text:p text:style-name="P11"><text:bookmark-end text:name="__DdeLink__123_410323215"/></text:p>
      <text:p text:style-name="P15">echo_server.py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2">Inputs</text:p>
          </table:table-cell>
          <table:table-cell table:style-name="Table2.A1" office:value-type="string">
            <text:p text:style-name="P22">Processing</text:p>
          </table:table-cell>
          <table:table-cell table:style-name="Table2.C1" office:value-type="string">
            <text:p text:style-name="P22">Outputs</text:p>
          </table:table-cell>
        </table:table-row>
        <table:table-row>
          <table:table-cell table:style-name="Table2.A2" office:value-type="string">
            <text:p text:style-name="P24">message</text:p>
          </table:table-cell>
          <table:table-cell table:style-name="Table2.A2" office:value-type="string">
            <text:p text:style-name="P26">Receive message</text:p>
            <text:p text:style-name="P24">Decode message</text:p>
            <text:p text:style-name="P24">Send <text:span text:style-name="T29">decoded</text:span> message to <text:span text:style-name="T29">client</text:span></text:p>
          </table:table-cell>
          <table:table-cell table:style-name="Table2.C2" office:value-type="string">
            <text:p text:style-name="P24"><text:span text:style-name="T29">Print</text:span> reply from the <text:span text:style-name="T29">client</text:span></text:p>
          </table:table-cell>
        </table:table-row>
      </table:table>
      <text:p text:style-name="P12"/>
      <text:p text:style-name="P7">Output</text:p>
      <text:p text:style-name="P13">(The .<text:span text:style-name="T29">py files</text:span> <text:span text:style-name="T29">and their output</text:span> will be uploaded separately)</text:p>
      <text:p text:style-name="P14"/>
      <text:p text:style-name="P7">What I learned</text:p>
      <text:p text:style-name="P17"><text:span text:style-name="T27">This week </text:span><text:span text:style-name="T25">I </text:span><text:span text:style-name="T24">learned how to use the sockets library in python to create a</text:span><text:span text:style-name="T27">n </text:span><text:span text:style-name="T24">echo server </text:span><text:span text:style-name="T26">as well as using exception handling in python</text:span><text:span text:style-name="T5">[</text:span><text:span text:style-name="T6">1</text:span><text:span text:style-name="T5">]</text:span><text:span text:style-name="T26">.</text:span></text:p>
      <text:p text:style-name="P18"/>
      <text:p text:style-name="P8"><text:bookmark-start text:name="__DdeLink__298_410323215"/>Problems I have encountered <text:bookmark-end text:name="__DdeLink__298_410323215"/></text:p>
      <text:p text:style-name="P20"><text:span text:style-name="T15">I was surprised by the way python handled local and global variables as I was using a boolean to indicate when the client/server should stop but according to my IDE </text:span><text:span text:style-name="T16">the local variable wasn’t used so I dig deeper and found out that in python a variable is local or global depending in the scope it was declared in</text:span><text:span text:style-name="T3">[</text:span><text:span text:style-name="T4">2</text:span><text:span text:style-name="T3">]</text:span><text:span text:style-name="T16">.</text:span><text:span text:style-name="T3"> <text:s/></text:span><text:span text:style-name="T16">In order to fix that I needed to declare the variable global inside the local scope </text:span><text:span text:style-name="T17">in order to access the variable.</text:span></text:p>
      <text:p text:style-name="P16"/>
      <text:p text:style-name="P9">What will be done next week</text:p>
      <text:p text:style-name="P21"><text:span text:style-name="T15">N</text:span><text:span text:style-name="T21">ext week I will add command line arguments </text:span><text:span text:style-name="T18">to my </text:span><text:span text:style-name="T19">echo client/server so it can receive the values for the IP address and port number </text:span><text:span text:style-name="T23">on the command line.</text:span></text:p>
      <text:p text:style-name="P21"><text:span text:style-name="T23"/></text:p>
      <text:p text:style-name="P21"><text:span text:style-name="T23"/></text:p>
      <text:p text:style-name="P21"><text:span text:style-name="T30">[</text:span><text:span text:style-name="T31">1</text:span><text:span text:style-name="T30">]</text:span> <text:span text:style-name="T33">https://docs.python.org/3/tutorial/errors.html#handling-exceptions</text:span></text:p>
      <text:p text:style-name="Standard"><text:span text:style-name="T30">[</text:span><text:span text:style-name="T31">2</text:span><text:span text:style-name="T30">]</text:span> <text:bookmark-start text:name="__DdeLink__303_410323215"/><text:a xlink:type="simple" xlink:href="https://docs.python.org/3/faq/programming.html#why-am-i-getting-an-unboundlocalerror-when-the-variable-has-a-value" text:style-name="Internet_20_link" text:visited-style-name="Visited_20_Internet_20_Link"><text:span text:style-name="T32">https://docs.python.org/3/faq/programming.html#why-am-i-getting-an-unboundlocalerror-when-the-variable-has-a-value</text:span></text:a><text:bookmark-end text:name="__DdeLink__303_41032321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ntarell" svg:font-family="Cantarell" style:font-pitch="variable"/>
    <style:font-face style:name="Comfortaa" svg:font-family="Comfortaa" style:font-pitch="variable"/>
    <style:font-face style:name="PakType Naskh Basic" svg:font-family="'PakType Naskh Bas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xygen-Sans" svg:font-family="Oxygen-Sans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8T15:55:00.320350854</meta:creation-date>
    <dc:date>2017-02-01T17:01:12.611444870</dc:date>
    <meta:editing-duration>PT1H4M58S</meta:editing-duration>
    <meta:editing-cycles>4</meta:editing-cycles>
    <meta:generator>LibreOffice/5.1.6.2.0$Linux_X86_64 LibreOffice_project/10$Build-2</meta:generator>
    <meta:document-statistic meta:table-count="2" meta:image-count="0" meta:object-count="0" meta:page-count="1" meta:paragraph-count="34" meta:word-count="286" meta:character-count="1800" meta:non-whitespace-character-count="1543"/>
  </office:meta>
</office:document-meta>
</file>